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>
        <style:tab-stops>
          <style:tab-stop style:position="10.451cm" style:type="center"/>
        </style:tab-stops>
      </style:paragraph-properties>
    </style:style>
    <style:style style:name="P3" style:family="paragraph" style:parent-style-name="Text_20_body">
      <style:paragraph-properties fo:margin-top="0cm" fo:margin-bottom="0cm" loext:contextual-spacing="false" fo:text-align="end" style:justify-single-word="false">
        <style:tab-stops>
          <style:tab-stop style:position="14.79cm" style:type="center"/>
        </style:tab-stops>
      </style:paragraph-properties>
      <style:text-properties fo:font-size="5pt" fo:font-weight="bold" style:font-size-asian="5pt" style:font-weight-asian="bold" style:font-size-complex="5pt" style:font-weight-complex="bold"/>
    </style:style>
    <style:style style:name="P4" style:family="paragraph" style:parent-style-name="Text_20_body">
      <style:paragraph-properties fo:margin-top="0cm" fo:margin-bottom="0cm" loext:contextual-spacing="false">
        <style:tab-stops>
          <style:tab-stop style:position="12.906cm" style:type="center"/>
        </style:tab-stops>
      </style:paragraph-properties>
    </style:style>
    <style:style style:name="P5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5pt" fo:font-weight="normal" officeooo:rsid="002623b7" officeooo:paragraph-rsid="002623b7" style:font-size-asian="15pt" style:font-weight-asian="normal" style:font-size-complex="15pt" style:font-weight-complex="normal"/>
    </style:style>
    <style:style style:name="P6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5pt" fo:font-style="normal" fo:font-weight="normal" officeooo:rsid="002623b7" officeooo:paragraph-rsid="001e5269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438cm" style:leader-style="solid" style:leader-text="_"/>
          <style:tab-stop style:position="3.36cm"/>
          <style:tab-stop style:position="7.488cm" style:leader-style="solid" style:leader-text="_"/>
        </style:tab-stops>
      </style:paragraph-properties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434cm"/>
          <style:tab-stop style:position="3.36cm"/>
          <style:tab-stop style:position="6.853cm"/>
        </style:tab-stops>
      </style:paragraph-properties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" style:family="paragraph" style:parent-style-name="Text_20_body">
      <style:paragraph-properties fo:margin-top="0.051cm" fo:margin-bottom="0cm" loext:contextual-spacing="false">
        <style:tab-stops>
          <style:tab-stop style:position="11.562cm" style:type="center"/>
          <style:tab-stop style:position="15.743cm" style:type="center"/>
        </style:tab-stops>
      </style:paragraph-properties>
      <style:text-properties fo:font-style="italic" style:font-style-asian="italic" style:font-style-complex="italic"/>
    </style:style>
    <style:style style:name="P12" style:family="paragraph" style:parent-style-name="Frame_20_contents">
      <style:paragraph-properties fo:margin-top="0cm" fo:margin-bottom="0.229cm" loext:contextual-spacing="false" fo:text-align="center" style:justify-single-word="false"/>
      <style:text-properties fo:font-size="11pt" fo:font-weight="normal" officeooo:rsid="00204f13" officeooo:paragraph-rsid="00204f13" style:font-size-asian="11pt" style:font-weight-asian="normal" style:font-size-complex="11pt" style:font-weight-complex="normal"/>
    </style:style>
    <style:style style:name="P13" style:family="paragraph" style:parent-style-name="Text_20_body" style:master-page-name="">
      <style:paragraph-properties fo:margin-top="0cm" fo:margin-bottom="0.305cm" loext:contextual-spacing="false" fo:text-align="end" style:justify-single-word="false" style:page-number="auto" fo:break-before="auto" fo:break-after="auto">
        <style:tab-stops>
          <style:tab-stop style:position="14.79cm" style:type="center"/>
        </style:tab-stops>
      </style:paragraph-properties>
      <style:text-properties fo:font-size="18pt" fo:font-weight="bold" officeooo:rsid="0023b492" officeooo:paragraph-rsid="0023b492" style:font-size-asian="18pt" style:font-weight-asian="bold" style:font-size-complex="18pt" style:font-weight-complex="bold"/>
    </style:style>
    <style:style style:name="P14" style:family="paragraph" style:parent-style-name="Frame_20_contents">
      <style:paragraph-properties fo:margin-top="0.21cm" fo:margin-bottom="0.21cm" loext:contextual-spacing="false"/>
      <style:text-properties fo:font-size="16pt" fo:font-weight="bold" officeooo:rsid="002ad72f" officeooo:paragraph-rsid="002ad72f" style:font-size-asian="16pt" style:font-weight-asian="bold" style:font-size-complex="16pt" style:font-weight-complex="bold"/>
    </style:style>
    <style:style style:name="P15" style:family="paragraph" style:parent-style-name="Standard" style:list-style-name="">
      <style:paragraph-properties fo:margin-top="0cm" fo:margin-bottom="0cm" loext:contextual-spacing="false" fo:line-height="115%" fo:text-align="center" style:justify-single-word="false" style:writing-mode="lr-tb">
        <style:tab-stops/>
      </style:paragraph-properties>
      <style:text-properties fo:color="#ff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16" style:family="paragraph" style:parent-style-name="Heading_20_2" style:list-style-name="">
      <style:paragraph-properties fo:margin-top="0cm" fo:margin-bottom="0cm" loext:contextual-spacing="false" fo:line-height="115%" style:writing-mode="lr-tb"/>
    </style:style>
    <style:style style:name="P17" style:family="paragraph" style:parent-style-name="Heading_20_2" style:list-style-name="">
      <style:paragraph-properties fo:margin-top="0cm" fo:margin-bottom="0cm" loext:contextual-spacing="false" fo:line-height="115%" style:writing-mode="lr-tb"/>
      <style:text-properties fo:font-size="10pt" style:font-size-asian="10pt" style:font-size-complex="10pt"/>
    </style:style>
    <style:style style:name="P18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5pt" fo:font-weight="normal" officeooo:rsid="002623b7" officeooo:paragraph-rsid="002623b7" style:font-size-asian="15pt" style:font-weight-asian="normal" style:font-size-complex="15pt" style:font-weight-complex="normal"/>
    </style:style>
    <style:style style:name="P19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5pt" fo:font-style="normal" fo:font-weight="normal" officeooo:rsid="002623b7" officeooo:paragraph-rsid="001e5269" style:font-size-asian="15pt" style:font-style-asian="normal" style:font-weight-asian="normal" style:font-size-complex="15pt" style:font-style-complex="normal" style:font-weight-complex="normal"/>
    </style:style>
    <style:style style:name="P20" style:family="paragraph">
      <loext:graphic-properties draw:fill="hatch" draw:fill-color="#b3b3b3" draw:fill-hatch-name="Hatching_20_2" draw:fill-hatch-solid="false" draw:opacity="100%"/>
      <style:paragraph-properties fo:text-align="center"/>
      <style:text-properties style:text-position="33% 58%"/>
    </style:style>
    <style:style style:name="P21" style:family="paragraph">
      <style:paragraph-properties fo:text-align="center"/>
    </style:style>
    <style:style style:name="P22" style:family="paragraph">
      <loext:graphic-properties draw:fill="solid" draw:fill-color="#ff0000"/>
      <style:paragraph-properties fo:text-align="center"/>
      <style:text-properties fo:color="#ffffff" fo:font-size="12pt" style:font-size-asian="12pt" style:font-size-complex="12pt"/>
    </style:style>
    <style:style style:name="P23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24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5" style:family="paragraph">
      <loext:graphic-properties draw:fill="solid" draw:fill-color="#ffffff"/>
      <style:paragraph-properties fo:text-align="center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517f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ffff" fo:font-size="12pt" style:font-size-asian="12pt" style:font-size-complex="12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draw:fill="none" draw:fill-color="#ffffff" fo:padding="0.203cm" fo:border="0.06pt solid #000000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draw:fill="none" draw:fill-color="#ffffff" fo:padding-left="0.152cm" fo:padding-right="0.152cm" fo:padding-top="0.102cm" fo:padding-bottom="0.102cm" fo:border="0.51pt solid #000000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draw:fill="none" draw:fill-color="#ffffff" fo:padding="0cm" fo:border="none" style:shadow="none" draw:shadow-opacity="100%">
        <style:columns fo:column-count="1" fo:column-gap="0cm"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hatch" draw:fill-color="#b3b3b3" draw:fill-hatch-name="Hatching_20_2" draw:fill-hatch-solid="false" draw:opacity="100%" draw:textarea-horizontal-align="center" draw:textarea-vertical-align="middle" draw:shadow-opacity="10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" svg:stroke-color="#ff000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ff0000" draw:textarea-vertical-align="middle" fo:min-height="0.697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813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draw:stroke="none" svg:stroke-color="#000000" draw:fill="solid" draw:fill-color="#ffffff" draw:textarea-vertical-align="middle" fo:min-height="2.037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3" text:anchor-type="page" text:anchor-page-number="1" svg:x="2.775cm" svg:y="28.66cm" svg:width="7.971cm" draw:z-index="5">
        <draw:text-box fo:min-height="0.603cm">
          <text:h text:style-name="P15" text:outline-level="10">Brett kvitteringen så den ikke går på utsiden av arket!</text:h>
        </draw:text-box>
      </draw:frame>
      <draw:frame draw:style-name="fr2" draw:name="Frame4" text:anchor-type="page" text:anchor-page-number="1" svg:x="12.086cm" svg:y="26.855cm" svg:width="8.151cm" draw:z-index="7">
        <draw:text-box fo:min-height="2.376cm">
          <text:p text:style-name="P7">Godkjent av øk-gruppa:</text:p>
          <text:p text:style-name="P8"/>
          <text:p text:style-name="P8"/>
          <text:p text:style-name="P9"><text:tab/><text:tab/><text:tab/></text:p>
          <text:p text:style-name="P10">dato<text:tab/><text:tab/>signatur</text:p>
        </draw:text-box>
      </draw:frame>
      <draw:frame draw:style-name="fr1" draw:name="Frame5" text:anchor-type="page" text:anchor-page-number="1" svg:x="2.796cm" svg:y="3.745cm" svg:width="7.112cm" draw:z-index="10">
        <draw:text-box fo:min-height="1.762cm">
          <text:p text:style-name="P12">Utfylt skjema legges i økonomihylla på økonomikontoret.</text:p>
        </draw:text-box>
      </draw:frame>
      <draw:rect text:anchor-type="page" text:anchor-page-number="1" draw:z-index="0" draw:style-name="gr1" draw:text-style-name="P20" svg:width="1.712cm" svg:height="23.169cm" svg:x="0.249cm" svg:y="0cm">
        <text:p/>
      </draw:rect>
      <draw:line text:anchor-type="page" text:anchor-page-number="1" draw:z-index="2" draw:style-name="gr2" draw:text-style-name="P21" svg:x1="2.377cm" svg:y1="0cm" svg:x2="2.377cm" svg:y2="8.788cm">
        <text:p/>
      </draw:line>
      <draw:line text:anchor-type="page" text:anchor-page-number="1" draw:z-index="3" draw:style-name="gr2" draw:text-style-name="P21" svg:x1="10.224cm" svg:y1="0cm" svg:x2="10.224cm" svg:y2="8.788cm">
        <text:p/>
      </draw:line>
      <draw:frame text:anchor-type="page" text:anchor-page-number="1" draw:z-index="4" draw:style-name="gr3" draw:text-style-name="P22" svg:width="5.035cm" svg:height="0.698cm" draw:transform="rotate (1.5707963267949) translate (0.717902777777778cm 17.8417361111111cm)">
        <draw:text-box>
          <text:p text:style-name="P21"><text:span text:style-name="T5">Ikke plasser noe over her</text:span></text:p>
        </draw:text-box>
      </draw:frame>
      <draw:line text:anchor-type="page" text:anchor-page-number="1" draw:z-index="6" draw:style-name="gr2" draw:text-style-name="P21" svg:x1="2.909cm" svg:y1="28.512cm" svg:x2="10.582cm" svg:y2="28.512cm">
        <text:p/>
      </draw:line>
      <draw:frame text:anchor-type="page" text:anchor-page-number="1" draw:z-index="8" draw:style-name="gr4" draw:text-style-name="P23" svg:width="5.185cm" svg:height="0.814cm" draw:transform="rotate (1.5707963267949) translate (0.883708333333333cm 29.1376805555556cm)">
        <draw:text-box>
          <text:p text:style-name="P21"><text:span text:style-name="T6">Elektronisk versjon</text:span><text:span text:style-name="T6"><text:line-break/></text:span><text:span text:style-name="T6">skjema revidert 15.01.2016</text:span></text:p>
        </draw:text-box>
      </draw:frame>
      <draw:line text:anchor-type="page" text:anchor-page-number="1" draw:z-index="9" draw:style-name="gr2" draw:text-style-name="P21" svg:x1="2.909cm" svg:y1="0.577cm" svg:x2="9.723cm" svg:y2="0.577cm">
        <text:p/>
      </draw:line>
      <draw:frame text:anchor-type="page" text:anchor-page-number="1" draw:z-index="12" draw:style-name="gr5" draw:text-style-name="P25" svg:width="5.003cm" svg:height="2.038cm" draw:transform="rotate (1.5707963267949) translate (0.0917222222222222cm 5.00238888888889cm)">
        <draw:text-box>
          <text:p text:style-name="P24"><text:span text:style-name="T7">UGLEBO</text:span></text:p>
        </draw:text-box>
      </draw:frame>
      <text:p text:style-name="P13"><draw:frame draw:style-name="fr4" draw:name="Frame2" text:anchor-type="paragraph" svg:x="0.594cm" svg:y="0.584cm" svg:width="6.431cm" draw:z-index="11"><draw:text-box fo:min-height="1.658cm"><text:p text:style-name="P5">Z-rapporter stiftes <text:span text:style-name="T4">HER</text:span></text:p><text:p text:style-name="P6">Husk også bankterminalen!</text:p></draw:text-box></draw:frame><text:span text:style-name="T3">KASSE</text:span><text:span text:style-name="T2">OPPGJØR</text:span></text:p>
      <text:p text:style-name="P3"><draw:frame draw:style-name="fr3" draw:name="Ramme1" text:anchor-type="paragraph" svg:x="14.527cm" svg:y="-0.03cm" svg:width="2.392cm" draw:z-index="1"><draw:text-box fo:min-height="1.252cm"><text:p text:style-name="P14"/></draw:text-box></draw:frame></text:p>
      <text:p text:style-name="P1"/>
      <text:p text:style-name="P2"/>
      <text:p text:style-name="P11"><text:tab/><text:span text:style-name="T1"><text:tab/>(fylles inn av øk-gruppa)</text:span></text:p>
      <text:p text:style-name="P1"/>
      <text:p text:style-name="P4"><text:tab/></text:p>
      <text:h text:style-name="P16" text:outline-level="10"/>
      <text:h text:style-name="P16" text:outline-level="10"/>
      <text:h text:style-name="P17" text:outline-level="10"/>
      <text:h text:style-name="P16" text:outline-level="10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hatch draw:name="Hatch_20_2" draw:display-name="Hatch 2" draw:style="single" draw:color="#4c4c4c" draw:distance="0.102cm" draw:rotation="450"/>
    <draw:hatch draw:name="Hatching_20_2" draw:display-name="Hatching 2" draw:style="single" draw:color="#ff0000" draw:distance="0.101cm" draw:rotation="450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LGC Sans" style:font-family-asian="'DejaVu LGC Sans'" style:font-family-generic-asian="system" style:font-pitch-asian="variable" style:font-size-asian="14pt" style:font-name-complex="DejaVu LGC Sans" style:font-family-complex="'DejaVu LGC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loext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loext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loext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loext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loext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loext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loext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loext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0.66cm" fo:margin-bottom="0.254cm" fo:margin-left="2.54cm" fo:margin-right="0.762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dc:title/>
    <meta:editing-cycles>2</meta:editing-cycles>
    <meta:creation-date>2016-01-15T18:36:46.810000000</meta:creation-date>
    <meta:editing-duration>PT2M43S</meta:editing-duration>
    <meta:initial-creator>Henrik Steen</meta:initial-creator>
    <dc:date>2016-01-15T18:39:26.313000000</dc:date>
    <dc:creator>Henrik Steen</dc:creator>
    <meta:document-statistic meta:table-count="0" meta:image-count="0" meta:object-count="0" meta:page-count="1" meta:paragraph-count="10" meta:word-count="33" meta:character-count="237" meta:non-whitespace-character-count="205"/>
  </office:meta>
</office:document-meta>
</file>